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2.09cm" fo:margin-right="0cm" fo:text-align="justify" style:justify-single-word="false" fo:text-indent="-0.053cm" style:auto-text-indent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des Móveis</text:p>
      <text:p text:style-name="P4">Implementação de um novo protocolo no NS2</text:p>
      <text:p text:style-name="P1"/>
      <text:p text:style-name="P1">Gustavo Bassil Heimovski , Roger Roberto Rocha Duarte</text:p>
      <text:p text:style-name="P3"/>
      <text:p text:style-name="P3">Departamento de Informática – Universidade Federal do Paraná (UFPR) </text:p>
      <text:p text:style-name="P3"/>
      <text:p text:style-name="P3">{gbh08,rrrd08}@inf.ufpr.br </text:p>
      <text:p text:style-name="P2"/>
      <text:p text:style-name="P2"/>
      <text:p text:style-name="P2"/>
      <text:p text:style-name="P2">Introdução</text:p>
      <text:p text:style-name="P2"/>
      <text:p text:style-name="P2"/>
      <text:p text:style-name="P6"><text:tab/><text:span text:style-name="T1">Neste trabalho, implementamos o protocolo descrito no artigo [1] no simulador de redes NS2 (</text:span><text:span text:style-name="T4">Network Simulator</text:span><text:span text:style-name="T1">). A implementação foi baseada nos protocolos AODV e WFRP [2], já implementados no mesmo aplicativo.</text:span></text:p>
      <text:p text:style-name="P2"/>
      <text:p text:style-name="P2"/>
      <text:p text:style-name="P2"/>
      <text:p text:style-name="P2">Artigo</text:p>
      <text:p text:style-name="P2"/>
      <text:p text:style-name="P2"/>
      <text:p text:style-name="P6"><text:tab/><text:span text:style-name="T1">O protocolo </text:span><text:span text:style-name="T3">descrito</text:span><text:span text:style-name="T1"> no artigo [1], visa buscar eficiência no roteamento das mensagens em redes </text:span><text:span text:style-name="T4">Vanets</text:span><text:span text:style-name="T1">. Os componentes básicos do protocolo são os carros e os </text:span><text:span text:style-name="T4">devices.</text:span><text:span text:style-name="T6"> Os carros possuem rotas pré-definidas e as mensagens são sempre enviadas a partir dos carros para os </text:span><text:span text:style-name="T4">devices</text:span><text:span text:style-name="T6">.</text:span></text:p>
      <text:p text:style-name="P6"><text:span text:style-name="T6"><text:tab/>O artigo, propõe um grafo G = (V, E)</text:span></text:p>
      <text:p text:style-name="P6"><text:span text:style-name="T6"><text:tab/><text:tab/><text:tab/>V: Conjunto de todos os </text:span><text:span text:style-name="T5">devices</text:span><text:span text:style-name="T8">.</text:span></text:p>
      <text:p text:style-name="P6"><text:span text:style-name="T8"><text:tab/><text:tab/><text:tab/>E: Conjunto de estradas que passam pelos </text:span><text:span text:style-name="T5">devices.</text:span></text:p>
      <text:p text:style-name="P6"><text:span text:style-name="T5"><text:tab/></text:span><text:span text:style-name="T8">Todos os </text:span><text:span text:style-name="T5">devices </text:span><text:span text:style-name="T8">possuem um </text:span><text:span text:style-name="T5">ID </text:span><text:span text:style-name="T8">e suas posições são devidamente registradas.</text:span></text:p>
      <text:p text:style-name="P6"><text:span text:style-name="T8"><text:tab/>Os carros são compostos por um </text:span><text:span text:style-name="T5">ID </text:span><text:span text:style-name="T8">e um conjunto de rotas pertences ao conjunto de arestas do grafo (E).</text:span></text:p>
      <text:p text:style-name="P6"><text:span text:style-name="T8"><text:tab/>Todos os carros possuem uma tabela de vizinhos, contendo os carros próximos. Essa tabela, é posteriormente utilizada para descobrir qual é o menor caminho para uma determinada mensagem.</text:span></text:p>
      <text:p text:style-name="P2"/>
      <text:p text:style-name="P2"/>
      <text:p text:style-name="P2"/>
      <text:p text:style-name="P2">Implementação</text:p>
      <text:p text:style-name="P2"/>
      <text:p text:style-name="P2"/>
      <text:p text:style-name="P2"><text:tab/><text:span text:style-name="T1">Toda a implementação foi baseada nos protocolos AODV e WFRP [2].</text:span></text:p>
      <text:p text:style-name="P2"><text:span text:style-name="T1"><text:tab/>Foram criadas estruturas fixas, para agrupar todos os carros e </text:span><text:span text:style-name="T4">devices. </text:span><text:span text:style-name="T6">A tabela de vizinhos foi mantida sempre atualizada graças a uma mensagem de HELLO, enviada a cada 1 segundo por todos os carros.</text:span></text:p>
      <text:p text:style-name="P2"><text:span text:style-name="T6"><text:tab/>Para descobrir qual é a melhor rota para uma mensagem, a tabela de vizinhos foi plenamente utilizada. Como nela temos as rotas pré-definidas de todos os vizinhos, a simples comparação entre o destino do pacote e as rotas dos carros, nos dará qual é o melhor caminho a ser percorrido. Sendo assim, quando um carro verifica que um vizinho possui uma melhor rota para uma mensagem, este faz um </text:span><text:span text:style-name="T4">forward</text:span><text:span text:style-name="T6"> da mensagem para o vizinho. O algoritmo de roteamento, segue este padrão.</text:span><text:span text:style-name="T1"><text:tab/></text:span></text:p>
      <text:p text:style-name="P2"/>
      <text:p text:style-name="P2"/>
      <text:p text:style-name="P2"><text:soft-page-break/>Conclusão</text:p>
      <text:p text:style-name="P2"/>
      <text:p text:style-name="P2"/>
      <text:p text:style-name="P7"><text:tab/>A implementação do artigo foi de grande valia, pois proporcionou aumentar nosso conhecimento sobre as estruturas internas do NS2 e sobre como é a implementação de alguns protocolos neste aplicativo.</text:p>
      <text:p text:style-name="P2"/>
      <text:p text:style-name="P2"/>
      <text:p text:style-name="P2">Referência</text:p>
      <text:p text:style-name="P2"/>
      <text:p text:style-name="P2"/>
      <text:p text:style-name="P8">[1] <text:span text:style-name="T1">Nakamura, M., Kitani, T., Sun W., Shibata N., Yasumoto K. e Ito. M, A method for Improving Data Delivery Efficiency in Delay Tolerant VANET with Scheduled Routes of Cars, Graduate School of Information Science, Nara Institute of Science and Technology, Japan, pp.1-6, 2010.</text:span></text:p>
      <text:p text:style-name="P8"><text:span text:style-name="T1"/></text:p>
      <text:p text:style-name="P8">[2]<text:span text:style-name="T1">NS2: How to add new routing protocol. Disponível em: &lt;http://elmurod.net/?p=157&gt;. Acesso em: 21 julho. 201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ger Duarte</meta:initial-creator>
    <meta:creation-date>2011-06-21T00:20:41</meta:creation-date>
    <dc:date>2011-06-21T01:25:17</dc:date>
    <dc:creator>Roger Duarte</dc:creator>
    <meta:editing-duration>PT1H4M17S</meta:editing-duration>
    <meta:editing-cycles>55</meta:editing-cycles>
    <meta:generator>BrOffice/3.3$Unix LibreOffice_project/330m19$Build-202</meta:generator>
    <meta:document-statistic meta:table-count="0" meta:image-count="0" meta:object-count="0" meta:page-count="2" meta:paragraph-count="24" meta:word-count="407" meta:character-count="2554"/>
  </office:meta>
</office:document-meta>
</file>